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8cm" fo:min-width="1.62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988cm" fo:min-width="3.74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5.1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1.62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34cm" fo:min-width="1.09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988cm" fo:min-width="2.33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809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634cm" fo:min-width="1.79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988cm" fo:min-width="2.506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34cm" fo:min-width="2.682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634cm" fo:min-width="0.914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34cm" fo:min-width="2.152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0.634cm" fo:min-width="1.268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PingFang SC" style:font-size-asian="10pt" style:font-weight-asian="bold" style:font-name-complex="Arial Unicode MS" style:font-size-complex="10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PingFang SC" style:font-size-asian="10pt" style:font-style-asian="italic" style:font-weight-asian="bold" style:font-name-complex="Arial Unicode MS" style:font-size-complex="10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75cm" svg:x="1.522cm" svg:y="7.882cm">
          <text:p text:style-name="P1"><text:span text:style-name="T1">Scheme+</text:span></text:p>
          <text:p text:style-name="P1"><text:span text:style-name="T1">SRFI-105/110</text:span></text:p>
          <text:p text:style-name="P1"><text:span text:style-name="T1">« Curly 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75cm" svg:height="2cm" svg:x="6.75cm" svg:y="1.25cm">
          <text:p text:style-name="P1"><text:span text:style-name="T1">$bracket-apply$</text:span></text:p>
          <text:p text:style-name="P1"><text:span text:style-name="T1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1.75cm" svg:x="6.5cm" svg:y="14.25cm">
          <text:p text:style-name="P1"><text:span text:style-name="T1">$nfx$</text:span></text:p>
          <text:p text:style-name="P1"><text:span text:style-name="T1">« 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522cm" svg:y1="10.632cm" svg:x2="6.939cm" svg:y2="14.506cm" draw:start-shape="id1" draw:start-glue-point="8" draw:end-shape="id2" draw:end-glue-point="5" svg:d="M3522 10632l3417 3874" svg:viewBox="0 0 3418 3875">
          <text:p/>
        </draw:connector>
        <draw:connector draw:style-name="gr5" draw:text-style-name="P2" draw:layer="layout" draw:type="line" svg:x1="3.522cm" svg:y1="7.882cm" svg:x2="7.445cm" svg:y2="2.957cm" draw:start-shape="id1" draw:start-glue-point="4" draw:end-shape="id3" draw:end-glue-point="7" svg:d="M3522 7882l3923-4925" svg:viewBox="0 0 3924 4926">
          <text:p/>
        </draw:connector>
        <draw:custom-shape draw:style-name="gr6" draw:text-style-name="P1" xml:id="id4" draw:id="id4" draw:layer="layout" svg:width="6cm" svg:height="1.75cm" svg:x="22cm" svg:y="2cm">
          <text:p text:style-name="P1"><text:span text:style-name="T1">parse-square-brack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8cm" svg:height="1.75cm" svg:x="13.977cm" svg:y="9.956cm">
          <text:p text:style-name="P1"><text:span text:style-name="T1">infix-with-precedence-to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1.5cm" svg:y1="2.25cm" svg:x2="22.878cm" svg:y2="2.256cm" draw:start-shape="id3" draw:start-glue-point="10" draw:end-shape="id4" draw:end-glue-point="5" svg:d="M11500 2250l11378 6" svg:viewBox="0 0 11379 7">
          <text:p/>
        </draw:connector>
        <draw:connector draw:style-name="gr9" draw:text-style-name="P2" draw:layer="layout" draw:type="line" svg:x1="9.061cm" svg:y1="14.506cm" svg:x2="15.148cm" svg:y2="11.45cm" draw:start-shape="id2" draw:start-glue-point="11" draw:end-shape="id5" draw:end-glue-point="7" svg:d="M9061 14506l6087-3056" svg:viewBox="0 0 6088 3057">
          <text:p/>
        </draw:connector>
        <draw:connector draw:style-name="gr10" draw:text-style-name="P2" draw:layer="layout" draw:type="line" svg:x1="22.878cm" svg:y1="3.494cm" svg:x2="17.977cm" svg:y2="9.956cm" draw:start-shape="id4" draw:start-glue-point="7" draw:end-shape="id5" draw:end-glue-point="4" svg:d="M22878 3494l-4901 6462" svg:viewBox="0 0 4902 6463">
          <text:p/>
        </draw:connector>
        <draw:custom-shape draw:style-name="gr11" draw:text-style-name="P1" xml:id="id7" draw:id="id7" draw:layer="layout" svg:width="2.75cm" svg:height="1.5cm" svg:x="24.5cm" svg:y="8.5cm">
          <text:p text:style-name="P1"><text:span text:style-name="T1">synt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cm" svg:height="1.5cm" svg:x="21.447cm" svg:y="12.548cm">
          <text:p text:style-name="P1"><text:span text:style-name="T1">oper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5cm" svg:y1="3.75cm" svg:x2="23.75cm" svg:y2="5.75cm" draw:start-shape="id4" draw:start-glue-point="8" draw:end-shape="id6" draw:end-glue-point="4" svg:d="M25000 3750l-1250 2000" svg:viewBox="0 0 1251 2001">
          <text:p/>
        </draw:connector>
        <draw:connector draw:style-name="gr14" draw:text-style-name="P2" draw:layer="layout" draw:type="line" svg:x1="27.122cm" svg:y1="3.494cm" svg:x2="26.848cm" svg:y2="8.719cm" draw:start-shape="id4" draw:start-glue-point="9" draw:end-shape="id7" draw:end-glue-point="11" svg:d="M27122 3494l-274 5225" svg:viewBox="0 0 275 5226">
          <text:p/>
        </draw:connector>
        <draw:connector draw:style-name="gr15" draw:text-style-name="P2" draw:layer="layout" draw:type="line" svg:x1="21.977cm" svg:y1="10.831cm" svg:x2="24.5cm" svg:y2="9.25cm" draw:start-shape="id5" draw:start-glue-point="10" draw:end-shape="id7" draw:end-glue-point="6" svg:d="M21977 10831l2523-1581" svg:viewBox="0 0 2524 1582">
          <text:p/>
        </draw:connector>
        <draw:frame draw:style-name="gr16" draw:text-style-name="P3" draw:layer="layout" svg:width="5.599cm" svg:height="0.962cm" svg:x="11.405cm" svg:y="16.75cm">
          <draw:text-box>
            <text:p>Scheme+ schema</text:p>
          </draw:text-box>
        </draw:frame>
        <draw:custom-shape draw:style-name="gr17" draw:text-style-name="P1" xml:id="id8" draw:id="id8" draw:layer="layout" svg:width="2.25cm" svg:height="1.25cm" svg:x="14.618cm" svg:y="13.537cm">
          <text:p text:style-name="P1"><text:span text:style-name="T1">n-a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9.5cm" svg:y1="15.125cm" svg:x2="14.618cm" svg:y2="14.162cm" draw:start-shape="id2" draw:start-glue-point="10" draw:end-shape="id8" draw:end-glue-point="6" svg:d="M9500 15125l5118-963" svg:viewBox="0 0 5119 964">
          <text:p/>
        </draw:connector>
        <draw:connector draw:style-name="gr19" draw:text-style-name="P2" draw:layer="layout" draw:type="line" svg:x1="16.539cm" svg:y1="13.72cm" svg:x2="21.447cm" svg:y2="13.298cm" draw:start-shape="id8" draw:start-glue-point="11" draw:end-shape="id9" draw:end-glue-point="6" svg:d="M16539 13720l4908-422" svg:viewBox="0 0 4909 423">
          <text:p/>
        </draw:connector>
        <draw:connector draw:style-name="gr20" draw:text-style-name="P2" draw:layer="layout" draw:type="line" svg:x1="22.947cm" svg:y1="12.548cm" svg:x2="25.875cm" svg:y2="10cm" draw:start-shape="id9" draw:start-glue-point="4" draw:end-shape="id7" draw:end-glue-point="8" svg:d="M22947 12548l2928-2548" svg:viewBox="0 0 2929 2549">
          <text:p/>
        </draw:connector>
        <draw:custom-shape draw:style-name="gr21" draw:text-style-name="P1" xml:id="id10" draw:id="id10" draw:layer="layout" svg:width="4cm" svg:height="1.75cm" svg:x="14.25cm" svg:y="3.5cm">
          <text:p text:style-name="P1"><text:span text:style-name="T1">assignment</text:span></text:p>
          <text:p text:style-name="P1"><text:span text:style-name="T1">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line" svg:x1="18.25cm" svg:y1="4.375cm" svg:x2="22cm" svg:y2="2.875cm" draw:start-shape="id10" draw:start-glue-point="10" draw:end-shape="id4" draw:end-glue-point="6" svg:d="M18250 4375l3750-1500" svg:viewBox="0 0 3751 1501">
          <text:p/>
        </draw:connector>
        <draw:connector draw:style-name="gr23" draw:text-style-name="P2" draw:layer="layout" draw:type="line" svg:x1="14.835cm" svg:y1="3.756cm" svg:x2="10.805cm" svg:y2="2.957cm" draw:start-shape="id10" draw:start-glue-point="5" draw:end-shape="id3" draw:end-glue-point="9" svg:d="M14835 3756l-4030-799" svg:viewBox="0 0 4031 800">
          <text:p/>
        </draw:connector>
        <draw:frame draw:style-name="gr24" draw:text-style-name="P4" draw:layer="layout" svg:width="7.309cm" svg:height="0.763cm" svg:x="13.75cm" svg:y="18.737cm">
          <draw:text-box>
            <text:p><text:span text:style-name="T2">: <text:s text:c="2"/>means module A use module B</text:span></text:p>
          </draw:text-box>
        </draw:frame>
        <draw:custom-shape draw:style-name="gr25" draw:text-style-name="P5" xml:id="id11" draw:id="id11" draw:layer="layout" svg:width="1.5cm" svg:height="1cm" svg:x="8.5cm" svg:y="18.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12" draw:id="id12" draw:layer="layout" svg:width="1.5cm" svg:height="1cm" svg:x="11.75cm" svg:y="18.5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line" svg:x1="10cm" svg:y1="19cm" svg:x2="11.75cm" svg:y2="19cm" draw:start-shape="id11" draw:start-glue-point="10" draw:end-shape="id12" draw:end-glue-point="6" svg:d="M10000 19000h1750" svg:viewBox="0 0 1751 1">
          <text:p/>
        </draw:connector>
        <draw:custom-shape draw:style-name="gr27" draw:text-style-name="P1" xml:id="id13" draw:id="id13" draw:layer="layout" svg:width="4cm" svg:height="1.25cm" svg:x="24.5cm" svg:y="15cm">
          <text:p text:style-name="P1"><text:span text:style-name="T1">operators-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" svg:x1="24.008cm" svg:y1="13.829cm" svg:x2="25.085cm" svg:y2="15.183cm" draw:start-shape="id9" draw:start-glue-point="9" draw:end-shape="id13" draw:end-glue-point="5" svg:d="M24008 13829l1077 1354" svg:viewBox="0 0 1078 1355">
          <text:p/>
        </draw:connector>
        <draw:custom-shape draw:style-name="gr29" draw:text-style-name="P1" xml:id="id14" draw:id="id14" draw:layer="layout" svg:width="3.25cm" svg:height="1.25cm" svg:x="7.41cm" svg:y="5.113cm">
          <text:p text:style-name="P1"><text:span text:style-name="T1">over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9.125cm" svg:y1="3.25cm" svg:x2="9.035cm" svg:y2="5.113cm" draw:start-shape="id3" draw:start-glue-point="8" draw:end-shape="id14" draw:end-glue-point="4" svg:d="M9125 3250l-90 1863" svg:viewBox="0 0 91 1864">
          <text:p/>
        </draw:connector>
        <draw:connector draw:style-name="gr31" draw:text-style-name="P2" draw:layer="layout" draw:type="line" svg:x1="14.25cm" svg:y1="4.375cm" svg:x2="10.66cm" svg:y2="5.738cm" draw:start-shape="id10" draw:start-glue-point="6" draw:end-shape="id14" draw:end-glue-point="10" svg:d="M14250 4375l-3590 1363" svg:viewBox="0 0 3591 1364">
          <text:p/>
        </draw:connector>
        <draw:connector draw:style-name="gr32" draw:text-style-name="P2" draw:layer="layout" draw:type="line" svg:x1="4.937cm" svg:y1="8.284cm" svg:x2="7.886cm" svg:y2="6.18cm" draw:start-shape="id1" draw:start-glue-point="11" draw:end-shape="id14" draw:end-glue-point="7" svg:d="M4937 8284l2949-2104" svg:viewBox="0 0 2950 2105">
          <text:p/>
        </draw:connector>
        <draw:connector draw:style-name="gr33" draw:text-style-name="P2" draw:layer="layout" draw:type="line" svg:x1="5.522cm" svg:y1="9.257cm" svg:x2="14.835cm" svg:y2="4.994cm" draw:start-shape="id1" draw:start-glue-point="10" draw:end-shape="id10" draw:end-glue-point="7" svg:d="M5522 9257l9313-4263" svg:viewBox="0 0 9314 4264">
          <text:p/>
        </draw:connector>
        <draw:custom-shape draw:style-name="gr34" draw:text-style-name="P1" xml:id="id15" draw:id="id15" draw:layer="layout" svg:width="4.25cm" svg:height="1.75cm" svg:x="6.723cm" svg:y="9.938cm">
          <text:p text:style-name="P1"><text:span text:style-name="T1">def-nfx</text:span></text:p>
          <text:p text:style-name="P1"><text:span text:style-name="T3">« infix </text:span><text:span text:style-name="T4">define </text:span><text:span text:style-name="T5">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8.848cm" svg:y1="11.688cm" svg:x2="8cm" svg:y2="14.25cm" draw:start-shape="id15" draw:start-glue-point="8" draw:end-shape="id2" draw:end-glue-point="4" svg:d="M8848 11688l-848 2562" svg:viewBox="0 0 849 2563">
          <text:p/>
        </draw:connector>
        <draw:custom-shape draw:style-name="gr35" draw:text-style-name="P1" xml:id="id6" draw:id="id6" draw:layer="layout" svg:width="4.5cm" svg:height="1.25cm" svg:x="21.5cm" svg:y="5.75cm">
          <text:p text:style-name="P1"><text:span text:style-name="T1">infix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0.806cm" svg:y1="10.212cm" svg:x2="22.159cm" svg:y2="6.817cm" draw:start-shape="id5" draw:start-glue-point="11" draw:end-shape="id6" draw:end-glue-point="7" svg:d="M20806 10212l1353-3395" svg:viewBox="0 0 1354 3396">
          <text:p/>
        </draw:connector>
        <draw:connector draw:style-name="gr15" draw:text-style-name="P2" draw:layer="layout" draw:type="line" svg:x1="4.937cm" svg:y1="10.23cm" svg:x2="6.723cm" svg:y2="10.813cm" draw:start-shape="id1" draw:start-glue-point="9" draw:end-shape="id15" draw:end-glue-point="6" svg:d="M4937 10230l1786 583" svg:viewBox="0 0 1787 584">
          <text:p/>
        </draw:connector>
        <draw:connector draw:style-name="gr36" draw:text-style-name="P2" draw:layer="layout" draw:type="line" svg:x1="20.806cm" svg:y1="11.45cm" svg:x2="21.886cm" svg:y2="12.767cm" draw:start-shape="id5" draw:start-glue-point="9" draw:end-shape="id9" draw:end-glue-point="5" svg:d="M20806 11450l1080 1317" svg:viewBox="0 0 1081 1318">
          <text:p/>
        </draw:connector>
        <draw:custom-shape draw:style-name="gr37" draw:text-style-name="P1" xml:id="id19" draw:id="id19" draw:layer="layout" svg:width="2cm" svg:height="1.25cm" svg:x="2.385cm" svg:y="14.092cm">
          <text:p text:style-name="P1"><text:span text:style-name="T1">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7" draw:id="id17" draw:layer="layout" svg:width="3.75cm" svg:height="1.25cm" svg:x="11.25cm" svg:y="7.25cm">
          <text:p text:style-name="P1"><text:span text:style-name="T1">in-equa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6" draw:id="id16" draw:layer="layout" svg:width="2cm" svg:height="1.25cm" svg:x="3.75cm" svg:y="16cm">
          <text:p text:style-name="P1"><text:span text:style-name="T1">d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" draw:layer="layout" draw:type="line" svg:x1="5.457cm" svg:y1="16.183cm" svg:x2="6.939cm" svg:y2="15.744cm" draw:start-shape="id16" draw:start-glue-point="11" draw:end-shape="id2" draw:end-glue-point="7" svg:d="M5457 16183l1482-439" svg:viewBox="0 0 1483 440">
          <text:p/>
        </draw:connector>
        <draw:connector draw:style-name="gr40" draw:text-style-name="P2" draw:layer="layout" draw:type="line" svg:x1="25.341cm" svg:y1="6.817cm" svg:x2="25.875cm" svg:y2="8.5cm" draw:start-shape="id6" draw:start-glue-point="9" draw:end-shape="id7" draw:end-glue-point="4" svg:d="M25341 6817l534 1683" svg:viewBox="0 0 535 1684">
          <text:p/>
        </draw:connector>
        <draw:connector draw:style-name="gr40" draw:text-style-name="P2" draw:layer="layout" draw:type="line" svg:x1="23.75cm" svg:y1="7cm" svg:x2="22.947cm" svg:y2="12.548cm" draw:start-shape="id6" draw:start-glue-point="8" draw:end-shape="id9" draw:end-glue-point="4" svg:d="M23750 7000l-803 5548" svg:viewBox="0 0 804 5549">
          <text:p/>
        </draw:connector>
        <draw:custom-shape draw:style-name="gr38" draw:text-style-name="P1" xml:id="id18" draw:id="id18" draw:layer="layout" svg:width="3.75cm" svg:height="1.25cm" svg:x="15.25cm" svg:y="6.25cm">
          <text:p text:style-name="P1"><text:span text:style-name="T1">at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2" draw:layer="layout" draw:type="line" svg:x1="15.148cm" svg:y1="10.212cm" svg:x2="14.451cm" svg:y2="8.317cm" draw:start-shape="id5" draw:start-glue-point="5" draw:end-shape="id17" draw:end-glue-point="9" svg:d="M15148 10212l-697-1895" svg:viewBox="0 0 698 1896">
          <text:p/>
        </draw:connector>
        <draw:connector draw:style-name="gr42" draw:text-style-name="P2" draw:layer="layout" draw:type="line" svg:x1="17.977cm" svg:y1="9.956cm" svg:x2="17.125cm" svg:y2="7.5cm" draw:start-shape="id5" draw:start-glue-point="4" draw:end-shape="id18" draw:end-glue-point="8" svg:d="M17977 9956l-852-2456" svg:viewBox="0 0 853 2457">
          <text:p/>
        </draw:connector>
        <draw:custom-shape draw:style-name="gr43" draw:text-style-name="P1" xml:id="id20" draw:id="id20" draw:layer="layout" svg:width="2.5cm" svg:height="1.25cm" svg:x="7cm" svg:y="16.75cm">
          <text:p text:style-name="P1"><text:span text:style-name="T1">def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4.385cm" svg:y1="14.717cm" svg:x2="6.5cm" svg:y2="15.125cm" draw:start-shape="id19" draw:end-shape="id2" draw:end-glue-point="6" svg:d="M4385 14717l2115 408" svg:viewBox="0 0 2116 409">
          <text:p/>
        </draw:connector>
        <draw:connector draw:style-name="gr45" draw:text-style-name="P2" draw:layer="layout" draw:type="line" svg:x1="8.25cm" svg:y1="16.75cm" svg:x2="8cm" svg:y2="16cm" draw:start-shape="id20" draw:start-glue-point="4" draw:end-shape="id2" draw:end-glue-point="8" svg:d="M8250 16750l-250-750" svg:viewBox="0 0 251 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2" draw:display-name="Extrémités de flèche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6:02:47.199948722</meta:creation-date>
    <dc:date>2025-11-30T10:45:42.865823708</dc:date>
    <meta:editing-duration>P27DT8H7M42S</meta:editing-duration>
    <meta:editing-cycles>79</meta:editing-cycles>
    <meta:generator>LibreOffice/24.2.7.2$Linux_X86_64 LibreOffice_project/420$Build-2</meta:generator>
    <meta:document-statistic meta:object-count="52"/>
  </office:meta>
</office:document-meta>
</file>